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942cm" fo:min-width="1.83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5000b" draw:marker-start-width="0.5cm" draw:marker-end-width="0.5cm" draw:fill-color="#ff00cc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fill-color="#ff00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00cc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3cm" svg:height="3.1cm" svg:x="8.7cm" svg:y="11.9cm">
          <text:p text:style-name="P1"><text:span text:style-name="T1">Place</text:span></text:p>
          <text:p text:style-name="P1"><text:span text:style-name="T1">Roya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3cm" svg:height="3.1cm" svg:x="13.6cm" svg:y="23.9cm">
          <text:p text:style-name="P1"><text:span text:style-name="T1">Place du</text:span></text:p>
          <text:p text:style-name="P1"><text:span text:style-name="T1">Maréchal-</text:span></text:p>
          <text:p text:style-name="P1"><text:span text:style-name="T1">Fo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3cm" svg:height="3.1cm" svg:x="1.7cm" svg:y="23.8cm">
          <text:p text:style-name="P1"><text:span text:style-name="T1">Place du</text:span></text:p>
          <text:p text:style-name="P1"><text:span text:style-name="T1">Chât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3cm" svg:height="3.1cm" svg:x="1.1cm" svg:y="9.7cm">
          <text:p text:style-name="P1"><text:span text:style-name="T1">Place du </text:span></text:p>
          <text:p text:style-name="P1"><text:span text:style-name="T1">Comme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3cm" svg:height="3.1cm" svg:x="1.1cm" svg:y="2.1cm">
          <text:p text:style-name="P1"><text:span text:style-name="T1">Place du</text:span></text:p>
          <text:p text:style-name="P1"><text:span text:style-name="T1">Cir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3cm" svg:height="3.1cm" svg:x="16.6cm" svg:y="14.7cm">
          <text:p text:style-name="P1"><text:span text:style-name="T1">Place</text:span></text:p>
          <text:p text:style-name="P1"><text:span text:style-name="T1">Saint-Pier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cm" svg:height="3.1cm" svg:x="15.9cm" svg:y="9cm">
          <text:p text:style-name="P1"><text:span text:style-name="T1">Rond-point</text:span></text:p>
          <text:p text:style-name="P1"><text:span text:style-name="T1">De </text:span></text:p>
          <text:p text:style-name="P1"><text:span text:style-name="T1">Par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cm" svg:height="3.1cm" svg:x="10.4cm" svg:y="0.5cm">
          <text:p text:style-name="P1"><text:span text:style-name="T1">Rond-point</text:span></text:p>
          <text:p text:style-name="P1"><text:span text:style-name="T1">De</text:span></text:p>
          <text:p text:style-name="P1"><text:span text:style-name="T1">Ren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-1.45cm" svg:x1="11.517cm" svg:y1="12.354cm" svg:x2="12.05cm" svg:y2="3.6cm" draw:start-shape="id1" draw:start-glue-point="11" draw:end-shape="id2" svg:d="M11517 12354v-6054h533v-2700" svg:viewBox="0 0 534 8755">
          <text:p text:style-name="P1">Rte de</text:p>
          <text:p text:style-name="P1">Rennes</text:p>
        </draw:connector>
        <draw:connector draw:style-name="gr2" draw:text-style-name="P3" draw:layer="layout" svg:x1="13.7cm" svg:y1="2.05cm" svg:x2="17.55cm" svg:y2="9cm" draw:start-shape="id2" draw:start-glue-point="10" draw:end-shape="id3" draw:end-glue-point="4" svg:d="M13700 2050h3850v6950" svg:viewBox="0 0 3851 6951">
          <text:p text:style-name="P1"><text:s text:c="23"/>Bd des</text:p>
          <text:p text:style-name="P1"><text:s text:c="24"/>Belges</text:p>
        </draw:connector>
        <draw:connector draw:style-name="gr3" draw:text-style-name="P1" draw:layer="layout" svg:x1="15.9cm" svg:y1="10.55cm" svg:x2="12cm" svg:y2="13.45cm" draw:start-shape="id3" draw:start-glue-point="6" draw:end-shape="id1" draw:end-glue-point="10" svg:d="M15900 10550h-1949v2900h-1951" svg:viewBox="0 0 3901 2901">
          <text:p text:style-name="P1">Rte de</text:p>
          <text:p text:style-name="P1">Paris</text:p>
        </draw:connector>
        <draw:connector draw:style-name="gr2" draw:text-style-name="P3" draw:layer="layout" svg:x1="11.517cm" svg:y1="14.546cm" svg:x2="16.6cm" svg:y2="16.25cm" draw:start-shape="id1" draw:start-glue-point="9" draw:end-shape="id4" draw:end-glue-point="6" svg:d="M11517 14546v1704h5083" svg:viewBox="0 0 5084 1705">
          <text:p text:style-name="P1">Rue de</text:p>
          <text:p text:style-name="P1">la Marne</text:p>
        </draw:connector>
        <draw:connector draw:style-name="gr2" draw:text-style-name="P3" draw:layer="layout" svg:x1="18.25cm" svg:y1="17.8cm" svg:x2="16.9cm" svg:y2="25.45cm" draw:start-shape="id4" draw:start-glue-point="8" draw:end-shape="id5" draw:end-glue-point="10" svg:d="M18250 17800v7650h-1350" svg:viewBox="0 0 1351 7651">
          <text:p text:style-name="P1">Rue</text:p>
          <text:p text:style-name="P1">Gambetta</text:p>
        </draw:connector>
        <draw:connector draw:style-name="gr3" draw:text-style-name="P1" draw:layer="layout" svg:x1="8.7cm" svg:y1="13.45cm" svg:x2="4.4cm" svg:y2="11.25cm" draw:start-shape="id1" draw:start-glue-point="6" draw:end-shape="id6" draw:end-glue-point="10" svg:d="M8700 13450h-2149v-2200h-2151" svg:viewBox="0 0 4301 2201">
          <text:p text:style-name="P1">Rue des</text:p>
          <text:p text:style-name="P1">3 croissants</text:p>
        </draw:connector>
        <draw:connector draw:style-name="gr3" draw:text-style-name="P1" draw:layer="layout" draw:line-skew="-3.8cm" svg:x1="10.35cm" svg:y1="11.9cm" svg:x2="3.917cm" svg:y2="4.746cm" draw:start-shape="id1" draw:start-glue-point="4" draw:end-shape="id7" draw:end-glue-point="9" svg:d="M10350 11900v-7150h-6433v-4" svg:viewBox="0 0 6434 7155">
          <text:p text:style-name="P1">Allée d’Orléan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2" draw:text-style-name="P3" draw:layer="layout" svg:x1="2.75cm" svg:y1="5.2cm" svg:x2="2.75cm" svg:y2="9.7cm" draw:start-shape="id7" draw:start-glue-point="8" draw:end-shape="id6" draw:end-glue-point="4" svg:d="M2750 5200v4500" svg:viewBox="0 0 1 4501">
          <text:p text:style-name="P1">Cours des</text:p>
          <text:p text:style-name="P1">50 otages</text:p>
        </draw:connector>
        <draw:connector draw:style-name="gr2" draw:text-style-name="P3" draw:layer="layout" draw:line-skew="2.549cm" svg:x1="3.917cm" svg:y1="12.346cm" svg:x2="14.083cm" svg:y2="24.354cm" draw:start-shape="id6" draw:start-glue-point="9" draw:end-shape="id5" draw:end-glue-point="5" svg:d="M3917 12346v8554h10166v3454" svg:viewBox="0 0 10167 12009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ue de</text:p>
          <text:p text:style-name="P1">Strasbourg</text:p>
        </draw:connector>
        <draw:connector draw:style-name="gr2" draw:text-style-name="P3" draw:layer="layout" draw:line-skew="2.399cm" svg:x1="1.583cm" svg:y1="12.346cm" svg:x2="2.183cm" svg:y2="24.254cm" draw:start-shape="id6" draw:start-glue-point="7" draw:end-shape="id8" draw:end-glue-point="5" svg:d="M1583 12346v8353h600v3555" svg:viewBox="0 0 601 11909">
          <text:p text:style-name="P1">Allée du</text:p>
          <text:p text:style-name="P1">port</text:p>
        </draw:connector>
        <draw:connector draw:style-name="gr3" draw:text-style-name="P1" draw:layer="layout" svg:x1="5cm" svg:y1="25.35cm" svg:x2="13.6cm" svg:y2="25.45cm" draw:start-shape="id8" draw:start-glue-point="10" draw:end-shape="id5" draw:end-glue-point="6" svg:d="M5000 25350h4301v100h4299" svg:viewBox="0 0 8601 101">
          <text:p text:style-name="P1">Cours St André</text:p>
        </draw:connector>
        <draw:connector draw:style-name="gr4" draw:text-style-name="P3" draw:layer="layout" svg:x1="10.35cm" svg:y1="15cm" svg:x2="15.25cm" svg:y2="23.9cm" draw:start-shape="id1" draw:start-glue-point="8" draw:end-shape="id5" draw:end-glue-point="4" svg:d="M10350 15000v4451h4900v4449" svg:viewBox="0 0 4901 8901">
          <text:p text:style-name="P1">Rue Henri IV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4:17:43.033613851</meta:creation-date>
    <dc:date>2016-11-25T14:26:35.794953823</dc:date>
    <meta:editing-duration>PT1H37M42S</meta:editing-duration>
    <meta:editing-cycles>5</meta:editing-cycles>
    <meta:generator>LibreOffice/5.0.3.2$Linux_X86_64 LibreOffice_project/00m0$Build-2</meta:generator>
    <meta:document-statistic meta:object-count="20"/>
  </office:meta>
</office:document-meta>
</file>